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154c" officeooo:paragraph-rsid="0007154c"/>
    </style:style>
    <style:style style:name="P2" style:family="paragraph" style:parent-style-name="Standard">
      <style:text-properties fo:font-size="12pt" style:text-underline-style="none" fo:font-weight="normal" officeooo:rsid="0007154c" officeooo:paragraph-rsid="0007154c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font-size="12pt" style:text-underline-style="none" fo:font-weight="normal" officeooo:rsid="0007154c" officeooo:paragraph-rsid="0007154c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size="12pt" style:text-underline-style="none" fo:font-weight="normal" officeooo:rsid="0007154c" officeooo:paragraph-rsid="0007154c" style:font-size-asian="10.5pt" style:font-weight-asian="normal" style:font-size-complex="12pt" style:font-weight-complex="normal" loext:padding="0.049cm" loext:border="0.06pt solid #e3e3e3"/>
    </style:style>
    <style:style style:name="P5" style:family="paragraph" style:parent-style-name="Text_20_body">
      <style:paragraph-properties fo:padding="0.049cm" fo:border="0.06pt solid #e3e3e3"/>
      <style:text-properties loext:padding="0.049cm" loext:border="0.06pt solid #e3e3e3"/>
    </style:style>
    <style:style style:name="P6" style:family="paragraph" style:parent-style-name="Text_20_body">
      <style:paragraph-properties fo:margin-top="0cm" fo:margin-bottom="0cm" style:contextual-spacing="false"/>
      <style:text-properties loext:padding="0.049cm" loext:border="0.06pt solid #e3e3e3"/>
    </style:style>
    <style:style style:name="P7" style:family="paragraph" style:parent-style-name="Text_20_body">
      <style:paragraph-properties fo:padding="0.049cm" fo:border="0.06pt solid #e3e3e3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07154c" officeooo:paragraph-rsid="0007154c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07154c" officeooo:paragraph-rsid="0007154c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2pt" style:text-underline-style="none" fo:font-weight="normal" officeooo:rsid="0007154c" officeooo:paragraph-rsid="0007154c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style:text-underline-style="none" fo:font-weight="normal" officeooo:rsid="0007154c" officeooo:paragraph-rsid="0007154c" style:font-size-asian="10.5pt" style:font-weight-asian="normal" style:font-size-complex="12pt" style:font-weight-complex="normal" loext:padding="0.049cm" loext:border="0.06pt solid #e3e3e3"/>
    </style:style>
    <style:style style:name="P12" style:family="paragraph" style:parent-style-name="Text_20_body">
      <style:text-properties fo:font-size="12pt" style:text-underline-style="none" fo:font-weight="normal" officeooo:rsid="0007154c" officeooo:paragraph-rsid="0007154c" style:font-size-asian="10.5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loext:padding="0.049cm" loext:border="0.06pt solid #e3e3e3"/>
    </style:style>
    <style:style style:name="P14" style:family="paragraph" style:parent-style-name="Text_20_body" style:list-style-name="L1">
      <style:paragraph-properties fo:padding="0.049cm" fo:border="0.06pt solid #e3e3e3"/>
      <style:text-properties loext:padding="0.049cm" loext:border="0.06pt solid #e3e3e3"/>
    </style:style>
    <style:style style:name="P15" style:family="paragraph" style:parent-style-name="Text_20_body" style:list-style-name="L10">
      <style:paragraph-properties fo:margin-top="0cm" fo:margin-bottom="0cm" style:contextual-spacing="false" fo:padding="0.049cm" fo:border="0.06pt solid #e3e3e3"/>
      <style:text-properties loext:padding="0.049cm" loext:border="0.06pt solid #e3e3e3"/>
    </style:style>
    <style:style style:name="P16" style:family="paragraph" style:parent-style-name="Text_20_body" style:list-style-name="L10">
      <style:paragraph-properties fo:padding="0.049cm" fo:border="0.06pt solid #e3e3e3"/>
      <style:text-properties loext:padding="0.049cm" loext:border="0.06pt solid #e3e3e3"/>
    </style:style>
    <style:style style:name="P17" style:family="paragraph" style:parent-style-name="Text_20_body" style:list-style-name="L11">
      <style:paragraph-properties fo:margin-top="0cm" fo:margin-bottom="0cm" style:contextual-spacing="false" fo:padding="0.049cm" fo:border="0.06pt solid #e3e3e3"/>
      <style:text-properties loext:padding="0.049cm" loext:border="0.06pt solid #e3e3e3"/>
    </style:style>
    <style:style style:name="P18" style:family="paragraph" style:parent-style-name="Text_20_body" style:list-style-name="L11">
      <style:paragraph-properties fo:padding="0.049cm" fo:border="0.06pt solid #e3e3e3"/>
      <style:text-properties loext:padding="0.049cm" loext:border="0.06pt solid #e3e3e3"/>
    </style:style>
    <style:style style:name="P19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20" style:family="paragraph" style:parent-style-name="Text_20_body" style:list-style-name="L2">
      <style:paragraph-properties fo:padding="0.049cm" fo:border="0.06pt solid #e3e3e3"/>
    </style:style>
    <style:style style:name="P21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22" style:family="paragraph" style:parent-style-name="Text_20_body" style:list-style-name="L3">
      <style:paragraph-properties fo:padding="0.049cm" fo:border="0.06pt solid #e3e3e3"/>
    </style:style>
    <style:style style:name="P23" style:family="paragraph" style:parent-style-name="Text_20_body" style:list-style-name="L4">
      <style:paragraph-properties fo:margin-top="0cm" fo:margin-bottom="0cm" style:contextual-spacing="false" fo:padding="0.049cm" fo:border="0.06pt solid #e3e3e3"/>
    </style:style>
    <style:style style:name="P24" style:family="paragraph" style:parent-style-name="Text_20_body" style:list-style-name="L4">
      <style:paragraph-properties fo:padding="0.049cm" fo:border="0.06pt solid #e3e3e3"/>
    </style:style>
    <style:style style:name="P25" style:family="paragraph" style:parent-style-name="Text_20_body" style:list-style-name="L5">
      <style:paragraph-properties fo:margin-top="0cm" fo:margin-bottom="0cm" style:contextual-spacing="false" fo:padding="0.049cm" fo:border="0.06pt solid #e3e3e3"/>
    </style:style>
    <style:style style:name="P26" style:family="paragraph" style:parent-style-name="Text_20_body" style:list-style-name="L5">
      <style:paragraph-properties fo:padding="0.049cm" fo:border="0.06pt solid #e3e3e3"/>
    </style:style>
    <style:style style:name="P27" style:family="paragraph" style:parent-style-name="Text_20_body" style:list-style-name="L6">
      <style:paragraph-properties fo:margin-top="0cm" fo:margin-bottom="0cm" style:contextual-spacing="false" fo:padding="0.049cm" fo:border="0.06pt solid #e3e3e3"/>
    </style:style>
    <style:style style:name="P28" style:family="paragraph" style:parent-style-name="Text_20_body" style:list-style-name="L6">
      <style:paragraph-properties fo:padding="0.049cm" fo:border="0.06pt solid #e3e3e3"/>
    </style:style>
    <style:style style:name="P29" style:family="paragraph" style:parent-style-name="Text_20_body" style:list-style-name="L7">
      <style:paragraph-properties fo:margin-top="0cm" fo:margin-bottom="0cm" style:contextual-spacing="false" fo:padding="0.049cm" fo:border="0.06pt solid #e3e3e3"/>
    </style:style>
    <style:style style:name="P30" style:family="paragraph" style:parent-style-name="Text_20_body" style:list-style-name="L7">
      <style:paragraph-properties fo:padding="0.049cm" fo:border="0.06pt solid #e3e3e3"/>
    </style:style>
    <style:style style:name="P31" style:family="paragraph" style:parent-style-name="Text_20_body" style:list-style-name="L8">
      <style:paragraph-properties fo:margin-top="0cm" fo:margin-bottom="0cm" style:contextual-spacing="false" fo:padding="0.049cm" fo:border="0.06pt solid #e3e3e3"/>
    </style:style>
    <style:style style:name="P32" style:family="paragraph" style:parent-style-name="Text_20_body" style:list-style-name="L8">
      <style:paragraph-properties fo:padding="0.049cm" fo:border="0.06pt solid #e3e3e3"/>
    </style:style>
    <style:style style:name="P33" style:family="paragraph" style:parent-style-name="Text_20_body" style:list-style-name="L9">
      <style:paragraph-properties fo:margin-top="0cm" fo:margin-bottom="0cm" style:contextual-spacing="false" fo:padding="0.049cm" fo:border="0.06pt solid #e3e3e3"/>
    </style:style>
    <style:style style:name="P34" style:family="paragraph" style:parent-style-name="Text_20_body" style:list-style-name="L9">
      <style:paragraph-properties fo:padding="0.049cm" fo:border="0.06pt solid #e3e3e3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tagio data science:<text:line-break/></text:p>
      <text:p text:style-name="P4">Estive envolvido em um projeto completo focado na geração de leads para operações estruturadas dentro do departamento de Renda Variável na Rico. O projeto incluiu várias etapas-chave, incluindo:</text:p>
      <text:list xml:id="list4170010126" text:style-name="L1">
        <text:list-item>
          <text:p text:style-name="P13">Desenvolvimento de filtros para identificar leads potenciais com base em critérios específicos.</text:p>
        </text:list-item>
        <text:list-item>
          <text:p text:style-name="P13">Criação de uma lista de leads ordenada por suas pontuações respectivas, o que ajudou a priorizar os prospectos mais promissores.</text:p>
        </text:list-item>
        <text:list-item>
          <text:p text:style-name="P13">Estabelecimento de pipelines para otimizar o processo de geração de leads e garantir um fluxo suave de dados.</text:p>
        </text:list-item>
        <text:list-item>
          <text:p text:style-name="P14">Implementação de técnicas de automação para otimizar a eficiência e reduzir o esforço manual ao longo do fluxo de trabalho de geração de leads.</text:p>
        </text:list-item>
      </text:list>
      <text:p text:style-name="P5">Ao realizar essas atividades, desempenhei um papel crucial na melhoria do processo de geração de leads e permiti que os consultores de Renda Variável na Rico identificassem e buscassem efetivamente oportunidades de investimento valiosas.</text:p>
      <text:p text:style-name="P6"/>
      <text:p text:style-name="P2"/>
      <text:p text:style-name="P9">Estágio BI:</text:p>
      <text:p text:style-name="P2"/>
      <text:p text:style-name="P3">Estive ativamente envolvido no desenvolvimento do caso de churn de cartão de crédito no XP Bank. O processo incluiu as seguintes etapas principais:</text:p>
      <text:list xml:id="list54723316" text:style-name="L2">
        <text:list-item>
          <text:p text:style-name="P19">Criação da regra de churn</text:p>
        </text:list-item>
        <text:list-item>
          <text:p text:style-name="P19">Realização de uma análise detalhada das variáveis principais</text:p>
        </text:list-item>
        <text:list-item>
          <text:p text:style-name="P20">Projeto, refinamento e monitoramento do painel de churn para acompanhar métricas e padrões relevantes</text:p>
        </text:list-item>
      </text:list>
      <text:p text:style-name="P2"/>
      <text:p text:style-name="P2"/>
      <text:p text:style-name="P2"/>
      <text:p text:style-name="P2"/>
      <text:p text:style-name="P9">Estágio data engineering:</text:p>
      <text:p text:style-name="P9"/>
      <text:p text:style-name="P3"><text:line-break/>No XP Bank, assumi o desafio de me juntar à divisão de Conta Digital, contribuindo para o seu crescimento e sucesso. Minhas principais responsabilidades incluíram:</text:p>
      <text:list xml:id="list3688420319" text:style-name="L3">
        <text:list-item>
          <text:p text:style-name="P21">Garantir a qualidade dos dados por meio de verificações rigorosas e implementação de sistemas de alerta para resolução rápida de problemas.</text:p>
        </text:list-item>
        <text:list-item>
          <text:p text:style-name="P21">Desenvolver um catálogo de dados abrangente com estratégias eficazes de linhagem de dados, possibilitando o rastreamento fácil de tabelas e conjuntos de dados.</text:p>
        </text:list-item>
        <text:list-item>
          <text:p text:style-name="P22"><text:soft-page-break/>Simplificar a documentação de engenharia de dados migrando do Confluence para uma plataforma interna, melhorando a acessibilidade e colaboração, ao mesmo tempo que reduzia os custos.</text:p>
        </text:list-item>
      </text:list>
      <text:p text:style-name="P7">Além disso, participei ativamente das funções principais de engenharia de dados, incluindo:</text:p>
      <text:list xml:id="list2357847984" text:style-name="L4">
        <text:list-item>
          <text:p text:style-name="P23">Armazenar e organizar dados de forma eficiente para acessibilidade ideal.</text:p>
        </text:list-item>
        <text:list-item>
          <text:p text:style-name="P23">Implementar processos robustos de ingestão e streaming de dados para fluxos de dados em tempo real.</text:p>
        </text:list-item>
        <text:list-item>
          <text:p text:style-name="P24">Orquestrar pipelines de dados para possibilitar transformações de dados confiáveis e escaláveis.</text:p>
        </text:list-item>
      </text:list>
      <text:p text:style-name="P7">Através dessas iniciativas, desempenhei um papel fundamental na condução da tomada de decisões orientada por dados, no aprimoramento da eficiência operacional e no crescimento da área de Conta Digital no XP Bank.</text:p>
      <text:p text:style-name="P1"><text:span text:style-name="T2"><text:line-break/></text:span><text:span text:style-name="T1">Engenheira de dados:<text:line-break/></text:span></text:p>
      <text:p text:style-name="P3">Engenheiro de Dados | Setor Bancário Período integral Outubro de 2022 - Março de 2023 · 6 meses Gestão de Dados:</text:p>
      <text:list xml:id="list1553752955" text:style-name="L5">
        <text:list-item>
          <text:p text:style-name="P25">Garanti o armazenamento eficiente e confiável dos dados.</text:p>
        </text:list-item>
        <text:list-item>
          <text:p text:style-name="P25">Gerenciei o fluxo contínuo de dados para o sistema por meio da ingestão e streaming de dados.</text:p>
        </text:list-item>
        <text:list-item>
          <text:p text:style-name="P26">Coordenei o movimento e a transformação de dados por meio de pipelines de dados via orquestração de pipelines de dados.</text:p>
        </text:list-item>
      </text:list>
      <text:p text:style-name="P7">Arquitetura e Integração de Dados:</text:p>
      <text:list xml:id="list4111990645" text:style-name="L6">
        <text:list-item>
          <text:p text:style-name="P27">Projetei e implementei uma arquitetura de dados robusta para atender às necessidades organizacionais.</text:p>
        </text:list-item>
        <text:list-item>
          <text:p text:style-name="P28">Integrei e consumi dados de várias APIs para melhorar a disponibilidade e acessibilidade de dados.</text:p>
        </text:list-item>
      </text:list>
      <text:p text:style-name="P7">Otimização de Custos:</text:p>
      <text:list xml:id="list1108299768" text:style-name="L7">
        <text:list-item>
          <text:p text:style-name="P29">Implementei estratégias para reduzir os custos relacionados à gestão de tabelas.</text:p>
        </text:list-item>
        <text:list-item>
          <text:p text:style-name="P30">Otimizei consultas para melhorar a eficiência, contribuindo para a economia de custos.</text:p>
        </text:list-item>
      </text:list>
      <text:p text:style-name="P7">Gestão de Interessados e Priorização de Backlog:</text:p>
      <text:list xml:id="list1826915215" text:style-name="L8">
        <text:list-item>
          <text:p text:style-name="P31">Colaborei com os interessados para entender os requisitos.</text:p>
        </text:list-item>
        <text:list-item>
          <text:p text:style-name="P32">Priorizei tarefas e garanti alinhamento com os objetivos comerciais.</text:p>
        </text:list-item>
      </text:list>
      <text:p text:style-name="P7">Através dessas atividades, contribuí para a implementação bem-sucedida de iniciativas de Open Finance no XP Bank, otimizando processos de dados e entregando valor aos interessados.</text:p>
      <text:p text:style-name="P1"><text:line-break/><text:span text:style-name="T1">Engenheira de dados:</text:span></text:p>
      <text:p text:style-name="P9"><text:soft-page-break/></text:p>
      <text:p text:style-name="P3"><text:line-break/>Escopo Principal:</text:p>
      <text:list xml:id="list4113173327" text:style-name="L9">
        <text:list-item>
          <text:p text:style-name="P33">Contribuir para a manutenção e evolução da plataforma batch &amp; streaming.</text:p>
        </text:list-item>
        <text:list-item>
          <text:p text:style-name="P33">Aprimorar ferramentas internas (bibliotecas Python, catálogo de dados, observabilidade, verificações de dados automatizadas, etc.).</text:p>
        </text:list-item>
        <text:list-item>
          <text:p text:style-name="P33">Desenvolver soluções para melhorar a governança de dados, criptografia de dados sensíveis e segurança de acesso.</text:p>
        </text:list-item>
        <text:list-item>
          <text:p text:style-name="P34">Implementar integrações de dados com soluções externas.</text:p>
        </text:list-item>
      </text:list>
      <text:p text:style-name="P2"><text:line-break/><text:span text:style-name="T1">Engenheira de dados:</text:span></text:p>
      <text:p text:style-name="P9"/>
      <text:p text:style-name="P4">Implementação Técnica:</text:p>
      <text:list xml:id="list1844049891" text:style-name="L10">
        <text:list-item>
          <text:p text:style-name="P15">Desenvolvimento de APIs de alto desempenho, processando 600 transações por segundo com baixa latência.</text:p>
        </text:list-item>
        <text:list-item>
          <text:p text:style-name="P15">Construção de um repositório de recursos para o processamento de dados de cartão de crédito, com mais de 30 milhões de registros diários.</text:p>
        </text:list-item>
        <text:list-item>
          <text:p text:style-name="P15">Orquestração e contêinerização de aplicativos para implantação e escalabilidade simplificadas.</text:p>
        </text:list-item>
        <text:list-item>
          <text:p text:style-name="P15">Implementação de práticas robustas de documentação para arquitetura de código e sistema.</text:p>
        </text:list-item>
        <text:list-item>
          <text:p text:style-name="P16">Realização de benchmarking para otimizar o desempenho do sistema.</text:p>
        </text:list-item>
      </text:list>
      <text:p text:style-name="P5">Colaboração em Equipe:</text:p>
      <text:list xml:id="list516705988" text:style-name="L11">
        <text:list-item>
          <text:p text:style-name="P17">Realização de sessões de compartilhamento de conhecimento dentro da equipe para garantir uma compreensão abrangente.</text:p>
        </text:list-item>
        <text:list-item>
          <text:p text:style-name="P17">Engajamento das partes interessadas para alinhar os objetivos.</text:p>
        </text:list-item>
        <text:list-item>
          <text:p text:style-name="P18">Priorização do backlog para focar em esforços de desenvolvimento específicos.</text:p>
        </text:list-item>
      </text:list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9:57:18.855500667</meta:creation-date>
    <meta:editing-duration>PT2M13S</meta:editing-duration>
    <meta:editing-cycles>2</meta:editing-cycles>
    <meta:generator>LibreOffice/7.3.7.2$Linux_X86_64 LibreOffice_project/30$Build-2</meta:generator>
    <dc:date>2024-05-14T19:57:23.806333341</dc:date>
    <meta:document-statistic meta:table-count="0" meta:image-count="0" meta:object-count="0" meta:page-count="3" meta:paragraph-count="54" meta:word-count="744" meta:character-count="4937" meta:non-whitespace-character-count="4274"/>
  </office:meta>
</office:document-meta>
</file>